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d1c6" officeooo:paragraph-rsid="000ed1c6"/>
    </style:style>
    <style:style style:name="P2" style:family="paragraph" style:parent-style-name="Standard">
      <style:paragraph-properties fo:text-align="justify" style:justify-single-word="false"/>
      <style:text-properties officeooo:rsid="000ed1c6" officeooo:paragraph-rsid="000ed1c6"/>
    </style:style>
    <style:style style:name="P3" style:family="paragraph" style:parent-style-name="Standard">
      <style:paragraph-properties fo:text-align="justify" style:justify-single-word="false"/>
      <style:text-properties officeooo:rsid="000ed1c6" officeooo:paragraph-rsid="0011d644"/>
    </style:style>
    <style:style style:name="P4" style:family="paragraph" style:parent-style-name="Standard">
      <style:paragraph-properties fo:text-align="justify" style:justify-single-word="false"/>
      <style:text-properties officeooo:rsid="000ed1c6" officeooo:paragraph-rsid="0013640c"/>
    </style:style>
    <style:style style:name="P5" style:family="paragraph" style:parent-style-name="Standard">
      <style:paragraph-properties fo:text-align="justify" style:justify-single-word="false"/>
      <style:text-properties fo:font-size="16pt" officeooo:rsid="000ed1c6" officeooo:paragraph-rsid="000ed1c6" style:font-size-asian="14pt" style:font-size-complex="16pt"/>
    </style:style>
    <style:style style:name="P6" style:family="paragraph" style:parent-style-name="Standard">
      <style:paragraph-properties fo:text-align="justify" style:justify-single-word="false"/>
      <style:text-properties fo:font-size="16pt" officeooo:rsid="000ed1c6" officeooo:paragraph-rsid="000ed1c6" fo:background-color="#ffff00" style:font-size-asian="14pt" style:font-size-complex="16pt"/>
    </style:style>
    <style:style style:name="P7" style:family="paragraph" style:parent-style-name="Standard">
      <style:paragraph-properties fo:text-align="justify" style:justify-single-word="false"/>
      <style:text-properties fo:font-size="16pt" officeooo:rsid="000ed1c6" officeooo:paragraph-rsid="000ed1c6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fo:font-size="16pt" officeooo:rsid="000ed1c6" officeooo:paragraph-rsid="000ed1c6" fo:background-color="transparent" style:font-size-asian="14pt" style:font-size-complex="16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0ed1c6" officeooo:paragraph-rsid="000ed1c6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0ed1c6" officeooo:paragraph-rsid="0011d644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0ed1c6" officeooo:paragraph-rsid="0013640c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officeooo:rsid="000ed1c6" officeooo:paragraph-rsid="000ed1c6"/>
    </style:style>
    <style:style style:name="T1" style:family="text">
      <style:text-properties officeooo:rsid="000fed71"/>
    </style:style>
    <style:style style:name="T2" style:family="text">
      <style:text-properties officeooo:rsid="0011d644"/>
    </style:style>
    <style:style style:name="T3" style:family="text">
      <style:text-properties officeooo:rsid="0012e9ef"/>
    </style:style>
    <style:style style:name="T4" style:family="text">
      <style:text-properties officeooo:rsid="0013640c"/>
    </style:style>
    <style:style style:name="T5" style:family="text">
      <style:text-properties fo:font-size="12pt" officeooo:rsid="0013640c" style:font-size-asian="12pt" style:font-size-complex="12pt"/>
    </style:style>
    <style:style style:name="T6" style:family="text">
      <style:text-properties fo:font-size="12pt" officeooo:rsid="0017d4ca" style:font-size-asian="12pt" style:font-size-complex="12pt"/>
    </style:style>
    <style:style style:name="T7" style:family="text">
      <style:text-properties officeooo:rsid="0015dc47"/>
    </style:style>
    <style:style style:name="T8" style:family="text">
      <style:text-properties officeooo:rsid="0017d4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igo S</text:p>
      <text:p text:style-name="P1"/>
      <text:p text:style-name="P6">bola-ascii-15x15.pgm</text:p>
      <text:p text:style-name="P2">Execução 1: 0.770ms</text:p>
      <text:p text:style-name="P2"/>
      <text:p text:style-name="P2">Execução 2: 1.962ms</text:p>
      <text:p text:style-name="P2"/>
      <text:p text:style-name="P2">Execução 3: 1.885ms</text:p>
      <text:p text:style-name="P2"/>
      <text:p text:style-name="P2">Execução 4: 1.933ms</text:p>
      <text:p text:style-name="P2"/>
      <text:p text:style-name="P2">Execução 5: 1.303ms</text:p>
      <text:p text:style-name="P2"/>
      <text:p text:style-name="P2"/>
      <text:p text:style-name="P5">bola-ascii-15x15-saida.pgm</text:p>
      <text:p text:style-name="P2">Execução 1: 2.114ms</text:p>
      <text:p text:style-name="P2"/>
      <text:p text:style-name="P2">Execução 2: 2.152ms</text:p>
      <text:p text:style-name="P2"/>
      <text:p text:style-name="P2">Execução 3: 2.034ms</text:p>
      <text:p text:style-name="P2"/>
      <text:p text:style-name="P2">Execução 4: 2.126ms</text:p>
      <text:p text:style-name="P2"/>
      <text:p text:style-name="P9">Execução 5: 2.622ms</text:p>
      <text:p text:style-name="P9"/>
      <text:p text:style-name="P9"/>
      <text:p text:style-name="P7">bola-ascii-30x30.pgm</text:p>
      <text:p text:style-name="P2">Execução 1: 20.452<text:span text:style-name="T1">ms</text:span></text:p>
      <text:p text:style-name="P2"/>
      <text:p text:style-name="P2">Execução 2: <text:span text:style-name="T1">15.558ms</text:span></text:p>
      <text:p text:style-name="P2"/>
      <text:p text:style-name="P2">Execução 3: <text:span text:style-name="T1">21.151ms</text:span></text:p>
      <text:p text:style-name="P2"/>
      <text:p text:style-name="P2">Execução 4: <text:span text:style-name="T1">21.118ms</text:span></text:p>
      <text:p text:style-name="P2"/>
      <text:p text:style-name="P9">Execução 5: <text:span text:style-name="T1">12.169ms</text:span></text:p>
      <text:p text:style-name="P9"/>
      <text:p text:style-name="P9"/>
      <text:p text:style-name="P5">bola-ascii-60x60.pgm</text:p>
      <text:p text:style-name="P2">Execução 1: <text:span text:style-name="T1">111.693ms</text:span></text:p>
      <text:p text:style-name="P2"/>
      <text:p text:style-name="P2">Execução 2: <text:span text:style-name="T1">119.143ms</text:span></text:p>
      <text:p text:style-name="P2"/>
      <text:p text:style-name="P3">Execução 3: 109.284<text:span text:style-name="T2">ms</text:span></text:p>
      <text:p text:style-name="P2"/>
      <text:p text:style-name="P3">Execução 4: 101.020<text:span text:style-name="T2">ms</text:span></text:p>
      <text:p text:style-name="P2"/>
      <text:p text:style-name="P10">Execução 5: 99.424<text:span text:style-name="T2">ms</text:span></text:p>
      <text:p text:style-name="P9"/>
      <text:p text:style-name="P9"/>
      <text:p text:style-name="P6"/>
      <text:p text:style-name="P7"><text:soft-page-break/>bola-ascii-120x120.pgm</text:p>
      <text:p text:style-name="P3">Execução 1: 247.266<text:span text:style-name="T2">ms</text:span></text:p>
      <text:p text:style-name="P2"/>
      <text:p text:style-name="P3">Execução 2: 279.981<text:span text:style-name="T2">ms</text:span></text:p>
      <text:p text:style-name="P2"/>
      <text:p text:style-name="P3">Execução 3: 252.647<text:span text:style-name="T2">ms</text:span></text:p>
      <text:p text:style-name="P2"/>
      <text:p text:style-name="P3">Execução 4: 254.316<text:span text:style-name="T2">ms</text:span></text:p>
      <text:p text:style-name="P2"/>
      <text:p text:style-name="P3">Execução 5: 268.912<text:span text:style-name="T2">ms</text:span></text:p>
      <text:p text:style-name="P2"/>
      <text:p text:style-name="P2"/>
      <text:p text:style-name="P5">bola-ascii-240x240.pgm</text:p>
      <text:p text:style-name="P3">Execução 1: 1507.988<text:span text:style-name="T2">ms</text:span></text:p>
      <text:p text:style-name="P2"/>
      <text:p text:style-name="P3">Execução 2: 1496.558<text:span text:style-name="T2">ms</text:span></text:p>
      <text:p text:style-name="P2"/>
      <text:p text:style-name="P3">Execução 3: 1507.389<text:span text:style-name="T2">ms</text:span></text:p>
      <text:p text:style-name="P2"/>
      <text:p text:style-name="P3">Execução 4: 1466.821<text:span text:style-name="T2">ms</text:span></text:p>
      <text:p text:style-name="P2"/>
      <text:p text:style-name="P10">Execução 5: 1474.963<text:span text:style-name="T2">ms</text:span></text:p>
      <text:p text:style-name="P9"/>
      <text:p text:style-name="P9"/>
      <text:p text:style-name="P5">bola-ascii-580x580.pgm</text:p>
      <text:p text:style-name="P3">Execução 1: 22020.219<text:span text:style-name="T2">ms</text:span></text:p>
      <text:p text:style-name="P2"/>
      <text:p text:style-name="P3">Execução 2: 22182.378<text:span text:style-name="T2">ms</text:span></text:p>
      <text:p text:style-name="P2"/>
      <text:p text:style-name="P3">Execução 3: 22994.698<text:span text:style-name="T2">ms</text:span></text:p>
      <text:p text:style-name="P2"/>
      <text:p text:style-name="P3">Execução 4: 24121.240<text:span text:style-name="T2">ms</text:span></text:p>
      <text:p text:style-name="P2"/>
      <text:p text:style-name="P10">Execução 5: 25592.233<text:span text:style-name="T2">ms</text:span></text:p>
      <text:p text:style-name="P9"/>
      <text:p text:style-name="P9"/>
      <text:p text:style-name="P5">bola-ascii-1000x1000.pgm</text:p>
      <text:p text:style-name="P2">Execução 1: 113663.031<text:span text:style-name="T2">ms</text:span></text:p>
      <text:p text:style-name="P2"/>
      <text:p text:style-name="P2">Execução 2: 113208.900<text:span text:style-name="T3">ms</text:span></text:p>
      <text:p text:style-name="P2"/>
      <text:p text:style-name="P2">Execução 3: 112739.940<text:span text:style-name="T3">ms</text:span></text:p>
      <text:p text:style-name="P2"/>
      <text:p text:style-name="P2">Execução 4: 105968.207<text:span text:style-name="T3">ms</text:span></text:p>
      <text:p text:style-name="P2"/>
      <text:p text:style-name="P9">Execução 5: 99938.631<text:span text:style-name="T3">ms</text:span></text:p>
      <text:p text:style-name="P9"/>
      <text:p text:style-name="P9"/>
      <text:p text:style-name="P9"/>
      <text:p text:style-name="P9"/>
      <text:p text:style-name="P9"/>
      <text:p text:style-name="P1"><text:soft-page-break/>Código P</text:p>
      <text:p text:style-name="P1"/>
      <text:p text:style-name="P8">bola-ascii-15x15.pgm</text:p>
      <text:p text:style-name="P2">Execução 1: <text:span text:style-name="T8">3.210</text:span></text:p>
      <text:p text:style-name="P2"/>
      <text:p text:style-name="P2">Execução 2: <text:span text:style-name="T8">3.084</text:span></text:p>
      <text:p text:style-name="P2"/>
      <text:p text:style-name="P2">Execução 3: <text:span text:style-name="T8">3.144</text:span></text:p>
      <text:p text:style-name="P2"/>
      <text:p text:style-name="P2">Execução 4: <text:span text:style-name="T8">2.940</text:span></text:p>
      <text:p text:style-name="P2"/>
      <text:p text:style-name="P2">Execução 5: <text:span text:style-name="T8">2.995</text:span></text:p>
      <text:p text:style-name="P9"/>
      <text:p text:style-name="P9"/>
      <text:p text:style-name="P7">bola-ascii-30x30.pgm</text:p>
      <text:p text:style-name="P4">Execução 1: <text:span text:style-name="T8">17.387</text:span></text:p>
      <text:p text:style-name="P2"/>
      <text:p text:style-name="P4">Execução 2: <text:span text:style-name="T8">18.841</text:span></text:p>
      <text:p text:style-name="P2"/>
      <text:p text:style-name="P4">Execução 3: <text:span text:style-name="T8">5.791</text:span></text:p>
      <text:p text:style-name="P2"/>
      <text:p text:style-name="P4">Execução 4: <text:span text:style-name="T8">9.169</text:span></text:p>
      <text:p text:style-name="P2"/>
      <text:p text:style-name="P11">Execução 5: <text:span text:style-name="T8">9.158</text:span></text:p>
      <text:p text:style-name="P9"/>
      <text:p text:style-name="P9"/>
      <text:p text:style-name="P5">bola-ascii-60x60.pgm</text:p>
      <text:p text:style-name="P4">Execução 1: <text:span text:style-name="T6">28.467</text:span></text:p>
      <text:p text:style-name="P2"/>
      <text:p text:style-name="P4">Execução 2: <text:span text:style-name="T8">48.031</text:span></text:p>
      <text:p text:style-name="P2"/>
      <text:p text:style-name="P4">Execução 3: <text:span text:style-name="T8">43.523</text:span></text:p>
      <text:p text:style-name="P2"/>
      <text:p text:style-name="P4">Execução 4: <text:span text:style-name="T8">18.627</text:span></text:p>
      <text:p text:style-name="P2"/>
      <text:p text:style-name="P11">Execução 5: <text:span text:style-name="T8">44.604</text:span></text:p>
      <text:p text:style-name="P9"/>
      <text:p text:style-name="P9"/>
      <text:p text:style-name="P6"/>
      <text:p text:style-name="P7">bola-ascii-120x120.pgm</text:p>
      <text:p text:style-name="P4">Execução 1: <text:span text:style-name="T8">114.559</text:span></text:p>
      <text:p text:style-name="P2"/>
      <text:p text:style-name="P4">Execução 2: <text:span text:style-name="T8">80.008</text:span></text:p>
      <text:p text:style-name="P2"/>
      <text:p text:style-name="P4">Execução 3: <text:span text:style-name="T8">129.850</text:span></text:p>
      <text:p text:style-name="P2"/>
      <text:p text:style-name="P4">Execução 4: <text:span text:style-name="T8">100.889</text:span></text:p>
      <text:p text:style-name="P2"/>
      <text:p text:style-name="P4">Execução 5: <text:span text:style-name="T8">129.195</text:span></text:p>
      <text:p text:style-name="P2"/>
      <text:p text:style-name="P2"/>
      <text:p text:style-name="P5"><text:soft-page-break/>bola-ascii-240x240.pgm</text:p>
      <text:p text:style-name="P4">Execução 1: 533.744</text:p>
      <text:p text:style-name="P2"/>
      <text:p text:style-name="P4">Execução 2: <text:span text:style-name="T7">511.433</text:span></text:p>
      <text:p text:style-name="P2"/>
      <text:p text:style-name="P4">Execução 3: <text:span text:style-name="T7">551.112</text:span></text:p>
      <text:p text:style-name="P2"/>
      <text:p text:style-name="P4">Execução 4: <text:span text:style-name="T7">540.516</text:span></text:p>
      <text:p text:style-name="P2"/>
      <text:p text:style-name="P11">Execução 5: <text:span text:style-name="T7">536.088</text:span></text:p>
      <text:p text:style-name="P9"/>
      <text:p text:style-name="P9"/>
      <text:p text:style-name="P5">bola-ascii-580x580.pgm</text:p>
      <text:p text:style-name="P2">Execução 1: 7734.905</text:p>
      <text:p text:style-name="P2"/>
      <text:p text:style-name="P4">Execução 2: <text:span text:style-name="T7">7358.858</text:span></text:p>
      <text:p text:style-name="P2"/>
      <text:p text:style-name="P4">Execução 3: <text:span text:style-name="T7">7356.710</text:span></text:p>
      <text:p text:style-name="P2"/>
      <text:p text:style-name="P4">Execução 4: <text:span text:style-name="T7">7319.623</text:span></text:p>
      <text:p text:style-name="P2"/>
      <text:p text:style-name="P9">Execução 5: <text:span text:style-name="T7">7504.531</text:span></text:p>
      <text:p text:style-name="P9"/>
      <text:p text:style-name="P9"/>
      <text:p text:style-name="P5">bola-ascii-1000x1000.pgm</text:p>
      <text:p text:style-name="P2">Execução 1: 37326.940</text:p>
      <text:p text:style-name="P2"/>
      <text:p text:style-name="P2">Execução 2: 38212.059</text:p>
      <text:p text:style-name="P2"/>
      <text:p text:style-name="P2">Execução 3: 38127.691</text:p>
      <text:p text:style-name="P2"/>
      <text:p text:style-name="P2">Execução 4: 37973.490</text:p>
      <text:p text:style-name="P2"/>
      <text:p text:style-name="P9">Execução 5: 37735.794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18:53:53.104534305</meta:creation-date>
    <dc:date>2021-08-29T17:56:21.759376439</dc:date>
    <meta:editing-duration>PT9M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92" meta:word-count="244" meta:character-count="1841" meta:non-whitespace-character-count="1689"/>
  </office:meta>
</office:document-meta>
</file>